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-width="0.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2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" draw:marker-end-width="0.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teBox">
      <style:graphic-properties svg:stroke-width="0.04cm" draw:marker-start-width="0.26cm" draw:marker-end-width="0.26cm" draw:fill="solid" draw:fill-color="#000000" draw:textarea-horizontal-align="center" draw:textarea-vertical-align="middle" fo:padding-top="0.01cm" fo:padding-bottom="0.01cm" fo:padding-left="0.01cm" fo:padding-right="0.01cm"/>
    </style:style>
    <style:style style:name="gr4" style:family="graphic" style:parent-style-name="StateBox" style:list-style-name="L1">
      <style:graphic-properties draw:stroke="solid" draw:stroke-dash="Dash_20_2" svg:stroke-width="0.04cm" svg:stroke-color="#000000" draw:marker-start="" draw:marker-start-width="0.23cm" draw:marker-start-center="false" draw:marker-end-width="0.23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objectwithoutfill" style:list-style-name="L1">
      <style:graphic-properties draw:stroke="solid" draw:stroke-dash="Dash_20_2" svg:stroke-width="0.04cm" svg:stroke-color="#000000" draw:marker-start="" draw:marker-start-width="0.23cm" draw:marker-start-center="false" draw:marker-end-width="0.23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cm" fo:padding-bottom="0.02cm" fo:padding-left="0.02cm" fo:padding-right="0.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teBox">
      <style:graphic-properties svg:stroke-width="0.04cm" draw:marker-start-width="0.26cm" draw:marker-end="Line_20_Arrow" draw:marker-end-width="0.265cm" draw:textarea-horizontal-align="center" draw:textarea-vertical-align="middle" fo:padding-top="0.01cm" fo:padding-bottom="0.01cm" fo:padding-left="0.01cm" fo:padding-right="0.01cm"/>
    </style:style>
    <style:style style:name="gr7" style:family="graphic" style:parent-style-name="StateBox">
      <style:graphic-properties svg:stroke-width="0.04cm" draw:marker-start-width="0.26cm" draw:marker-end-width="0.26cm" draw:textarea-horizontal-align="center" draw:textarea-vertical-align="middle" fo:padding-top="0.01cm" fo:padding-bottom="0.01cm" fo:padding-left="0.01cm" fo:padding-right="0.01cm"/>
    </style:style>
    <style:style style:name="gr8" style:family="graphic" style:parent-style-name="StateBox">
      <style:graphic-properties svg:stroke-width="0.04cm" draw:marker-start-width="0.26cm" draw:marker-end-width="0.26cm" draw:textarea-horizontal-align="center" draw:textarea-vertical-align="middle" fo:padding-top="0.01cm" fo:padding-bottom="0.01cm" fo:padding-left="0.01cm" fo:padding-right="0.01cm"/>
    </style:style>
    <style:style style:name="gr9" style:family="graphic" style:parent-style-name="StateBox">
      <style:graphic-properties draw:stroke="none" svg:stroke-width="0.04cm" svg:stroke-color="#000000" draw:marker-start-width="0.26cm" draw:marker-end-width="0.26cm" draw:fill="none" draw:fill-color="#ffffff" fo:min-height="2.316cm"/>
    </style:style>
    <style:style style:name="gr10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Line_20_Arrow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2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Line_20_Arrow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2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teBox">
      <style:graphic-properties draw:stroke="none" svg:stroke-width="0.01cm" svg:stroke-color="#000000" draw:marker-start-width="0.215cm" draw:marker-end-width="0.215cm" draw:fill="none" draw:fill-color="#ffffff" fo:min-height="2.316cm"/>
    </style:style>
    <style:style style:name="gr16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-width="0.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2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" draw:marker-end-width="0.37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teBox" style:list-style-name="L1">
      <style:graphic-properties draw:stroke="solid" draw:stroke-dash="Dash_20_2" svg:stroke-width="0.04cm" svg:stroke-color="#000000" draw:marker-start="" draw:marker-start-width="0.23cm" draw:marker-start-center="false" draw:marker-end-width="0.23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objectwithoutfill" style:list-style-name="L1">
      <style:graphic-properties draw:stroke="solid" draw:stroke-dash="Dash_20_2" svg:stroke-width="0.04cm" svg:stroke-color="#000000" draw:marker-start="" draw:marker-start-width="0.23cm" draw:marker-start-center="false" draw:marker-end-width="0.23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cm" fo:padding-bottom="0.02cm" fo:padding-left="0.02cm" fo:padding-right="0.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teBox">
      <style:graphic-properties svg:stroke-width="0.04cm" draw:marker-start-width="0.26cm" draw:marker-end-width="0.265cm" draw:textarea-horizontal-align="center" draw:textarea-vertical-align="middle" fo:padding-top="0.01cm" fo:padding-bottom="0.01cm" fo:padding-left="0.01cm" fo:padding-right="0.01cm"/>
    </style:style>
    <style:style style:name="gr21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false" draw:fit-to-size="false" draw:fit-to-contour="false" fo:max-height="0cm" fo:max-width="0cm" fo:min-height="0cm" fo:min-width="0cm" fo:padding-top="0.2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teBox" style:list-style-name="L1">
      <style:graphic-properties draw:stroke="solid" draw:stroke-dash="Dash_20_2" svg:stroke-width="0.04cm" svg:stroke-color="#000000" draw:marker-start="" draw:marker-start-width="0.37cm" draw:marker-start-center="false" draw:marker-end="" draw:marker-end-width="0.37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1cm" fo:padding-bottom="0.01cm" fo:padding-left="0.01cm" fo:padding-right="0.0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Times New Roman'" style:font-family-generic="roman" style:font-pitch="variable" fo:font-size="1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zxx" style:country-asian="none" style:font-style-asian="normal" style:font-weight-asian="normal" style:font-family-complex="Lucidasans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style:use-window-font-color="true" style:text-outline="false" style:text-line-through-style="none" style:text-position="0% 100%" fo:font-family="'Times New Roman'" style:font-family-generic="roman" style:font-pitch="variable" fo:font-size="1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zxx" style:country-asian="none" style:font-style-asian="normal" style:font-weight-asian="normal" style:font-family-complex="Lucidasans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M5" draw:style-name="dp1" draw:master-page-name="Default">
        <office:forms form:automatic-focus="false" form:apply-design-mode="false"/>
        <draw:g draw:id="id8">
          <draw:rect draw:style-name="gr1" draw:text-style-name="P2" draw:layer="layout" svg:width="17.714cm" svg:height="15.92cm" svg:x="0.896cm" svg:y="3.257cm" draw:corner-radius="0.5cm">
            <draw:glue-point draw:id="4" svg:x="-4.321cm" svg:y="-3.86cm"/>
            <draw:glue-point draw:id="5" svg:x="4.366cm" svg:y="-3.796cm"/>
            <draw:glue-point draw:id="6" svg:x="4.285cm" svg:y="3.9cm"/>
            <draw:glue-point draw:id="7" svg:x="-4.402cm" svg:y="3.691cm"/>
            <text:p text:style-name="P1"><text:span text:style-name="T1">Running</text:span></text:p>
          </draw:rect>
          <draw:line draw:style-name="gr2" draw:text-style-name="P2" draw:layer="layout" svg:x1="0.903cm" svg:y1="4.083cm" svg:x2="18.626cm" svg:y2="4.083cm">
            <text:p text:style-name="P5"/>
          </draw:line>
        </draw:g>
        <draw:circle draw:style-name="gr3" draw:text-style-name="P3" draw:id="id1" draw:layer="layout" svg:width="0.462cm" svg:height="0.462cm" svg:x="2.252cm" svg:y="24.063cm">
          <text:p text:style-name="P5"/>
        </draw:circle>
        <draw:g draw:id="id10">
          <draw:circle draw:style-name="gr4" draw:text-style-name="P2" draw:layer="layout" svg:width="0.462cm" svg:height="0.462cm" svg:x="19.66cm" svg:y="8.91cm">
            <text:p text:style-name="P5"/>
          </draw:circle>
          <draw:circle draw:style-name="gr5" draw:text-style-name="P2" draw:layer="layout" svg:width="0.65cm" svg:height="0.65cm" svg:x="19.561cm" svg:y="8.811cm">
            <text:p text:style-name="P5"/>
          </draw:circle>
        </draw:g>
        <draw:connector draw:style-name="gr6" draw:text-style-name="P3" draw:layer="layout" draw:type="curve" svg:x1="2.483cm" svg:y1="24.063cm" svg:x2="2.483cm" svg:y2="22.949cm" draw:start-shape="id1" draw:start-glue-point="0" draw:end-shape="id2" draw:end-glue-point="2">
          <text:p text:style-name="P5"/>
        </draw:connector>
        <draw:connector draw:style-name="gr7" draw:text-style-name="P4" draw:layer="layout" draw:type="curve" svg:x1="2.483cm" svg:y1="21.019cm" svg:x2="2.476cm" svg:y2="18.09cm" draw:start-shape="id2" draw:start-glue-point="0" draw:end-shape="id3" draw:end-glue-point="2">
          <text:p text:style-name="P5"/>
        </draw:connector>
        <draw:rect draw:style-name="gr8" draw:text-style-name="P4" draw:id="id3" draw:layer="layout" svg:width="2.233cm" svg:height="1.246cm" svg:x="1.36cm" svg:y="16.844cm" draw:corner-radius="0.5cm">
          <draw:glue-point draw:id="4" svg:x="-4.321cm" svg:y="-3.86cm"/>
          <draw:glue-point draw:id="5" svg:x="4.366cm" svg:y="-3.796cm"/>
          <draw:glue-point draw:id="6" svg:x="4.285cm" svg:y="3.9cm"/>
          <draw:glue-point draw:id="7" svg:x="-4.402cm" svg:y="3.691cm"/>
          <text:p text:style-name="P4">Wait</text:p>
          <text:p text:style-name="P4">Chamber10</text:p>
        </draw:rect>
        <draw:rect draw:style-name="gr8" draw:text-style-name="P4" draw:id="id4" draw:layer="layout" svg:width="2.233cm" svg:height="1.246cm" svg:x="8.937cm" svg:y="16.844cm" draw:corner-radius="0.5cm">
          <draw:glue-point draw:id="4" svg:x="-2.87cm" svg:y="-4.991cm" draw:escape-direction="up"/>
          <draw:glue-point draw:id="5" svg:x="2.857cm" svg:y="-5cm" draw:escape-direction="up"/>
          <draw:glue-point draw:id="6" svg:x="2.812cm" svg:y="5cm" draw:escape-direction="down"/>
          <draw:glue-point draw:id="7" svg:x="-2.785cm" svg:y="5cm" draw:escape-direction="down"/>
          <text:p text:style-name="P4">Wait More</text:p>
          <text:p text:style-name="P4">Chamber10</text:p>
        </draw:rect>
        <draw:connector draw:style-name="gr8" draw:text-style-name="P4" draw:layer="layout" draw:type="curve" svg:x1="3.593cm" svg:y1="17.467cm" svg:x2="8.937cm" svg:y2="17.467cm" draw:start-shape="id3" draw:start-glue-point="1" draw:end-shape="id4" draw:end-glue-point="3">
          <text:p text:style-name="P4">ReceiveClusters(Chamber10)</text:p>
          <text:p text:style-name="P4">/ AddRequests(Station4);</text:p>
          <text:p text:style-name="P4">start_SM4 = true;</text:p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svg:x1="2.476cm" svg:y1="16.844cm" svg:x2="2.485cm" svg:y2="9.758cm" draw:start-shape="id3" draw:start-glue-point="0" draw:end-shape="id5" draw:end-glue-point="2">
          <text:p text:style-name="P4"/>
          <text:p text:style-name="P4"/>
        </draw:connector>
        <draw:rect draw:style-name="gr8" draw:text-style-name="P4" draw:id="id5" draw:layer="layout" svg:width="2.233cm" svg:height="1.246cm" svg:x="1.369cm" svg:y="8.512cm" draw:corner-radius="0.5cm">
          <draw:glue-point draw:id="4" svg:x="-4.321cm" svg:y="-3.86cm"/>
          <draw:glue-point draw:id="5" svg:x="4.366cm" svg:y="-3.796cm"/>
          <draw:glue-point draw:id="6" svg:x="4.285cm" svg:y="3.9cm"/>
          <draw:glue-point draw:id="7" svg:x="-4.402cm" svg:y="3.691cm"/>
          <text:p text:style-name="P4">Wait</text:p>
          <text:p text:style-name="P4">Chamber9</text:p>
        </draw:rect>
        <draw:connector draw:style-name="gr8" draw:text-style-name="P4" draw:layer="layout" draw:type="curve" svg:x1="3.602cm" svg:y1="9.135cm" svg:x2="8.439cm" svg:y2="9.135cm" draw:start-shape="id5" draw:start-glue-point="1" draw:end-shape="id6" draw:end-glue-point="3">
          <text:p text:style-name="P4">ReceiveClusters(Chamber9)</text:p>
          <text:p text:style-name="P4">/ AddRequests(Station4);</text:p>
          <text:p text:style-name="P4">start_SM4 = true;</text:p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-1.346cm" svg:x1="2.485cm" svg:y1="8.512cm" svg:x2="16.555cm" svg:y2="8.17cm" draw:start-shape="id5" draw:start-glue-point="0" draw:end-shape="id7" draw:end-glue-point="0">
          <text:p text:style-name="P4"/>
          <text:p text:style-name="P4">EndOfClusters(Chamber9)</text:p>
          <text:p text:style-name="P4">/ NoTrackFound;</text:p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-0.427cm" svg:x1="9.413cm" svg:y1="16.846cm" svg:x2="10.69cm" svg:y2="16.844cm" draw:start-shape="id4" draw:start-glue-point="4" draw:end-shape="id4" draw:end-glue-point="5">
          <text:p text:style-name="P4"><text:s text:c="23"/>ReceiveClusters(Chamber10)</text:p>
          <text:p text:style-name="P4"><text:s text:c="23"/>/ AddRequests(Station4);</text:p>
          <text:p text:style-name="P4"/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0.251cm" svg:x1="8.934cm" svg:y1="9.758cm" svg:x2="10.182cm" svg:y2="9.758cm" draw:start-shape="id6" draw:start-glue-point="7" draw:end-shape="id6" draw:end-glue-point="6">
          <text:p text:style-name="P4"/>
          <text:p text:style-name="P4"/>
          <text:p text:style-name="P4"/>
          <text:p text:style-name="P4"/>
          <text:p text:style-name="P4">ReceiveClusters(Chamber9)</text:p>
          <text:p text:style-name="P4">/ AddRequests(Station4);</text:p>
        </draw:connector>
        <draw:rect draw:style-name="gr8" draw:text-style-name="P4" draw:id="id6" draw:layer="layout" svg:width="2.233cm" svg:height="1.246cm" svg:x="8.439cm" svg:y="8.512cm" draw:corner-radius="0.5cm">
          <draw:glue-point draw:id="4" svg:x="-2.87cm" svg:y="-4.991cm" draw:escape-direction="up"/>
          <draw:glue-point draw:id="5" svg:x="2.857cm" svg:y="-5cm" draw:escape-direction="up"/>
          <draw:glue-point draw:id="6" svg:x="2.812cm" svg:y="5cm" draw:escape-direction="down"/>
          <draw:glue-point draw:id="7" svg:x="-2.785cm" svg:y="5cm" draw:escape-direction="down"/>
          <text:p text:style-name="P4">Wait More</text:p>
          <text:p text:style-name="P4">Chamber9</text:p>
        </draw:rect>
        <draw:connector draw:style-name="gr8" draw:text-style-name="P4" draw:layer="layout" draw:type="curve" svg:x1="11.17cm" svg:y1="17.467cm" svg:x2="16.555cm" svg:y2="10.1cm" draw:start-shape="id4" draw:start-glue-point="1" draw:end-shape="id7" draw:end-glue-point="2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 text:c="53"/>EndOfClusters(Chamber10) <text:s text:c="13"/></text:p>
        </draw:connector>
        <draw:connector draw:style-name="gr8" draw:text-style-name="P4" draw:layer="layout" draw:type="curve" svg:x1="10.672cm" svg:y1="9.135cm" svg:x2="15.055cm" svg:y2="9.135cm" draw:start-shape="id6" draw:start-glue-point="1" draw:end-shape="id7" draw:end-glue-point="3">
          <text:p text:style-name="P4"/>
          <text:p text:style-name="P4"/>
          <text:p text:style-name="P4">EndOfClusters(Chamber9) <text:s/></text:p>
        </draw:connector>
        <draw:frame draw:style-name="gr9" draw:text-style-name="P6" draw:layer="layout" svg:width="19.7cm" svg:height="2.316cm" svg:x="0.635cm" svg:y="0.635cm">
          <draw:text-box>
            <text:p text:style-name="P5"><text:span text:style-name="T2">State Diagram of station 5 state machine. (SM5)</text:span></text:p>
          </draw:text-box>
        </draw:frame>
        <draw:connector draw:style-name="gr8" draw:text-style-name="P4" draw:layer="layout" draw:type="curve" svg:x1="9.761cm" svg:y1="19.177cm" svg:x2="3.983cm" svg:y2="21.984cm" draw:start-shape="id8" draw:start-glue-point="2" draw:end-shape="id9" draw:end-glue-point="1">
          <text:p text:style-name="P4"/>
          <text:p text:style-name="P4"/>
          <text:p text:style-name="P4"/>
          <text:p text:style-name="P4"/>
          <text:p text:style-name="P4"/>
          <text:p text:style-name="P4"><text:s text:c="46"/>Reset</text:p>
          <text:p text:style-name="P4"><text:s text:c="50"/>/ SM5_done = false</text:p>
        </draw:connector>
        <draw:g draw:id="id9">
          <draw:rect draw:style-name="gr10" draw:text-style-name="P2" draw:id="id2" draw:layer="layout" svg:width="3cm" svg:height="1.93cm" svg:x="0.983cm" svg:y="21.019cm" draw:corner-radius="0.5cm">
            <draw:glue-point draw:id="4" svg:x="-4.321cm" svg:y="-3.86cm"/>
            <draw:glue-point draw:id="5" svg:x="4.366cm" svg:y="-3.796cm"/>
            <draw:glue-point draw:id="6" svg:x="4.285cm" svg:y="3.9cm"/>
            <draw:glue-point draw:id="7" svg:x="-4.402cm" svg:y="3.691cm"/>
            <text:p text:style-name="P1"><text:span text:style-name="T1">Idle</text:span></text:p>
            <text:p text:style-name="P1"><text:span text:style-name="T1"/></text:p>
            <text:p text:style-name="P1"><text:span text:style-name="T1">SM5_done = false</text:span></text:p>
          </draw:rect>
          <draw:line draw:style-name="gr11" draw:text-style-name="P2" draw:layer="layout" svg:x1="0.983cm" svg:y1="21.818cm" svg:x2="3.983cm" svg:y2="21.818cm">
            <text:p text:style-name="P5"/>
          </draw:line>
        </draw:g>
        <draw:g draw:id="id7">
          <draw:rect draw:style-name="gr12" draw:text-style-name="P2" draw:layer="layout" svg:width="3cm" svg:height="1.93cm" svg:x="15.055cm" svg:y="8.17cm" draw:corner-radius="0.5cm">
            <draw:glue-point draw:id="4" svg:x="-4.321cm" svg:y="-3.86cm"/>
            <draw:glue-point draw:id="5" svg:x="4.366cm" svg:y="-3.796cm"/>
            <draw:glue-point draw:id="6" svg:x="4.285cm" svg:y="3.9cm"/>
            <draw:glue-point draw:id="7" svg:x="-4.402cm" svg:y="3.691cm"/>
            <text:p text:style-name="P1"><text:span text:style-name="T1">Done</text:span></text:p>
            <text:p text:style-name="P1"><text:span text:style-name="T1"/></text:p>
            <text:p text:style-name="P1"><text:span text:style-name="T1">SM5_done = true</text:span></text:p>
          </draw:rect>
          <draw:line draw:style-name="gr13" draw:text-style-name="P2" draw:layer="layout" svg:x1="15.055cm" svg:y1="8.969cm" svg:x2="18.055cm" svg:y2="8.969cm">
            <text:p text:style-name="P5"/>
          </draw:line>
        </draw:g>
        <draw:connector draw:style-name="gr7" draw:text-style-name="P3" draw:layer="layout" draw:type="curve" svg:x1="18.055cm" svg:y1="9.135cm" svg:x2="19.561cm" svg:y2="9.136cm" draw:start-shape="id7" draw:start-glue-point="1" draw:end-shape="id10" draw:end-glue-point="3">
          <text:p text:style-name="P5"/>
        </draw:connector>
        <draw:frame draw:style-name="gr14" draw:layer="layout" svg:width="4.282cm" svg:height="0.983cm" svg:x="2.734cm" svg:y="12.515cm">
          <draw:text-box>
            <text:p text:style-name="P4">EndOfClusters(Chamber10)</text:p>
            <text:p text:style-name="P4">/ RequestClusters(Chamber9);</text:p>
          </draw:text-box>
        </draw:frame>
        <draw:frame draw:style-name="gr14" draw:layer="layout" svg:width="4.46cm" svg:height="0.983cm" svg:x="2.775cm" svg:y="19.562cm">
          <draw:text-box>
            <text:p text:style-name="P7">FindTrack</text:p>
            <text:p text:style-name="P4">/ RequestClusters(Chamber10);</text:p>
          </draw:text-box>
        </draw:frame>
      </draw:page>
      <draw:page draw:name="SM4" draw:style-name="dp1" draw:master-page-name="Default">
        <office:forms form:automatic-focus="false" form:apply-design-mode="false"/>
        <draw:connector draw:style-name="gr8" draw:text-style-name="P4" draw:layer="layout" draw:type="curve" draw:line-skew="0cm 0.51cm" svg:x1="13.272cm" svg:y1="6.512cm" svg:x2="13.752cm" svg:y2="7.135cm" draw:start-shape="id11" draw:start-glue-point="5" draw:end-shape="id11" draw:end-glue-point="1">
          <text:p text:style-name="P4"><text:s text:c="49"/>EndOfClusters(Chamber7)</text:p>
          <text:p text:style-name="P4"><text:s text:c="49"/>/ requests_completed++;</text:p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-0.902cm" svg:x1="11.995cm" svg:y1="18.514cm" svg:x2="12.635cm" svg:y2="18.512cm" draw:start-shape="id12" draw:start-glue-point="4" draw:end-shape="id12" draw:end-glue-point="0">
          <text:p text:style-name="P4">ReceiveClusters(Chamber8) <text:s text:c="32"/></text:p>
          <text:p text:style-name="P4">/ AddClusters; <text:s text:c="23"/>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0cm 0.439cm" svg:x1="13.262cm" svg:y1="19.758cm" svg:x2="13.752cm" svg:y2="19.135cm" draw:start-shape="id12" draw:start-glue-point="6" draw:end-shape="id12" draw:end-glue-point="1">
          <text:p text:style-name="P4"/>
          <text:p text:style-name="P4"/>
          <text:p text:style-name="P4"/>
          <text:p text:style-name="P4"/>
          <text:p text:style-name="P4"><text:s text:c="47"/>EndOfClusters(Chamber8)</text:p>
          <text:p text:style-name="P4"><text:s text:c="49"/>/ requests_completed++;</text:p>
        </draw:connector>
        <draw:frame draw:style-name="gr15" draw:text-style-name="P6" draw:layer="layout" svg:width="19.7cm" svg:height="2.316cm" svg:x="0.635cm" svg:y="0.636cm">
          <draw:text-box>
            <text:p text:style-name="P5"><text:span text:style-name="T2">State Diagram of station 4 state machine. (SM4)</text:span></text:p>
          </draw:text-box>
        </draw:frame>
        <draw:g draw:id="id18">
          <draw:rect draw:style-name="gr16" draw:text-style-name="P2" draw:layer="layout" svg:width="17.641cm" svg:height="19.213cm" svg:x="0.897cm" svg:y="3.112cm" draw:corner-radius="0.5cm">
            <draw:glue-point draw:id="4" svg:x="-4.321cm" svg:y="-3.86cm"/>
            <draw:glue-point draw:id="5" svg:x="4.366cm" svg:y="-3.796cm"/>
            <draw:glue-point draw:id="6" svg:x="4.285cm" svg:y="3.9cm"/>
            <draw:glue-point draw:id="7" svg:x="-4.402cm" svg:y="3.691cm"/>
            <text:p text:style-name="P1"><text:span text:style-name="T1">Running</text:span></text:p>
          </draw:rect>
          <draw:line draw:style-name="gr17" draw:text-style-name="P2" draw:layer="layout" svg:x1="0.895cm" svg:y1="3.845cm" svg:x2="18.535cm" svg:y2="3.845cm">
            <text:p text:style-name="P5"/>
          </draw:line>
        </draw:g>
        <draw:circle draw:style-name="gr3" draw:text-style-name="P3" draw:id="id13" draw:layer="layout" svg:width="0.462cm" svg:height="0.462cm" svg:x="5.404cm" svg:y="28.404cm">
          <text:p text:style-name="P5"/>
        </draw:circle>
        <draw:g draw:id="id17">
          <draw:circle draw:style-name="gr18" draw:text-style-name="P2" draw:layer="layout" svg:width="0.462cm" svg:height="0.462cm" svg:x="19.662cm" svg:y="12.713cm">
            <text:p text:style-name="P5"/>
          </draw:circle>
          <draw:circle draw:style-name="gr19" draw:text-style-name="P2" draw:layer="layout" svg:width="0.65cm" svg:height="0.65cm" svg:x="19.563cm" svg:y="12.614cm">
            <text:p text:style-name="P5"/>
          </draw:circle>
        </draw:g>
        <draw:connector draw:style-name="gr6" draw:text-style-name="P3" draw:layer="layout" draw:type="curve" svg:x1="5.635cm" svg:y1="28.404cm" svg:x2="5.635cm" svg:y2="27.095cm" draw:start-shape="id13" draw:start-glue-point="0" draw:end-shape="id14" draw:end-glue-point="2">
          <text:p text:style-name="P5"/>
        </draw:connector>
        <draw:connector draw:style-name="gr8" draw:text-style-name="P4" draw:layer="layout" draw:type="curve" svg:x1="5.635cm" svg:y1="24.035cm" svg:x2="5.635cm" svg:y2="19.758cm" draw:start-shape="id14" draw:start-glue-point="0" draw:end-shape="id15" draw:end-glue-point="2">
          <text:p text:style-name="P4"/>
          <text:p text:style-name="P4"/>
          <text:p text:style-name="P4"/>
          <text:p text:style-name="P4"/>
          <text:p text:style-name="P4"/>
          <text:p text:style-name="P4">[start_SM4 = true] <text:s text:c="50"/></text:p>
          <text:p text:style-name="P4">/ RequestClusters(Chamber8); <text:s text:c="51"/></text:p>
        </draw:connector>
        <draw:rect draw:style-name="gr8" draw:text-style-name="P4" draw:id="id15" draw:layer="layout" svg:width="2.233cm" svg:height="1.246cm" svg:x="4.519cm" svg:y="18.512cm" draw:corner-radius="0.5cm">
          <draw:glue-point draw:id="4" svg:x="-4.321cm" svg:y="-3.86cm"/>
          <draw:glue-point draw:id="5" svg:x="4.366cm" svg:y="-3.796cm"/>
          <draw:glue-point draw:id="6" svg:x="4.285cm" svg:y="3.9cm"/>
          <draw:glue-point draw:id="7" svg:x="-4.402cm" svg:y="3.691cm" draw:escape-direction="down"/>
          <text:p text:style-name="P4">Wait</text:p>
          <text:p text:style-name="P4">Chamber8</text:p>
        </draw:rect>
        <draw:rect draw:style-name="gr8" draw:text-style-name="P4" draw:id="id12" draw:layer="layout" svg:width="2.233cm" svg:height="1.246cm" svg:x="11.519cm" svg:y="18.512cm" draw:corner-radius="0.5cm">
          <draw:glue-point draw:id="4" svg:x="-2.87cm" svg:y="-4.991cm" draw:escape-direction="up"/>
          <draw:glue-point draw:id="5" svg:x="2.857cm" svg:y="-5cm" draw:escape-direction="up"/>
          <draw:glue-point draw:id="6" svg:x="2.812cm" svg:y="5cm" draw:escape-direction="down"/>
          <draw:glue-point draw:id="7" svg:x="-2.785cm" svg:y="5cm" draw:escape-direction="down"/>
          <text:p text:style-name="P4">Wait More</text:p>
          <text:p text:style-name="P4">Chamber8</text:p>
        </draw:rect>
        <draw:connector draw:style-name="gr8" draw:text-style-name="P4" draw:layer="layout" draw:type="curve" svg:x1="6.752cm" svg:y1="19.135cm" svg:x2="11.519cm" svg:y2="19.135cm" draw:start-shape="id15" draw:start-glue-point="1" draw:end-shape="id12" draw:end-glue-point="3">
          <text:p text:style-name="P4">ReceiveClusters(Chamber8)</text:p>
          <text:p text:style-name="P4">/ AddClusters;</text:p>
          <text:p text:style-name="P4"/>
          <text:p text:style-name="P4"/>
          <text:p text:style-name="P4"/>
        </draw:connector>
        <draw:connector draw:style-name="gr8" draw:text-style-name="P4" draw:layer="layout" draw:type="curve" svg:x1="5.635cm" svg:y1="18.512cm" svg:x2="5.635cm" svg:y2="7.758cm" draw:start-shape="id15" draw:start-glue-point="0" draw:end-shape="id16" draw:end-glue-point="2">
          <text:p text:style-name="P4">EndOfClusters(Chamber8) <text:s text:c="46"/></text:p>
          <text:p text:style-name="P4">/ for all in requestlist do <text:s text:c="42"/></text:p>
          <text:p text:style-name="P4">RequestClusters(Chamber7); <text:s text:c="49"/></text:p>
          <text:p text:style-name="P4"/>
        </draw:connector>
        <draw:rect draw:style-name="gr8" draw:text-style-name="P4" draw:id="id16" draw:layer="layout" svg:width="2.233cm" svg:height="1.246cm" svg:x="4.519cm" svg:y="6.512cm" draw:corner-radius="0.5cm">
          <draw:glue-point draw:id="4" svg:x="-4.321cm" svg:y="-3.86cm"/>
          <draw:glue-point draw:id="5" svg:x="3.363cm" svg:y="-4.799cm" draw:escape-direction="up"/>
          <draw:glue-point draw:id="6" svg:x="4.285cm" svg:y="3.9cm"/>
          <draw:glue-point draw:id="7" svg:x="-3.493cm" svg:y="4.743cm"/>
          <text:p text:style-name="P4">Wait</text:p>
          <text:p text:style-name="P4">Chamber7</text:p>
        </draw:rect>
        <draw:connector draw:style-name="gr8" draw:text-style-name="P4" draw:layer="layout" draw:type="curve" svg:x1="6.752cm" svg:y1="7.135cm" svg:x2="11.519cm" svg:y2="7.135cm" draw:start-shape="id16" draw:start-glue-point="1" draw:end-shape="id11" draw:end-glue-point="3">
          <text:p text:style-name="P4">ReceiveClusters(Chamber7)</text:p>
          <text:p text:style-name="P4">/ AddClusters;</text:p>
          <text:p text:style-name="P4"/>
          <text:p text:style-name="P4"/>
          <text:p text:style-name="P4"/>
        </draw:connector>
        <draw:connector draw:style-name="gr8" draw:text-style-name="P4" draw:layer="layout" draw:type="curve" svg:x1="6.591cm" svg:y1="7.62cm" svg:x2="19.563cm" svg:y2="12.939cm" draw:start-shape="id16" draw:start-glue-point="6" draw:end-shape="id17" draw:end-glue-point="3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[SM5_done = true] <text:s text:c="53"/></text:p>
          <text:p text:style-name="P4">EndOfClusters(Chamber7) <text:s text:c="51"/></text:p>
          <text:p text:style-name="P4">/ NoTrackFound; <text:s text:c="52"/></text:p>
        </draw:connector>
        <draw:connector draw:style-name="gr8" draw:text-style-name="P4" draw:layer="layout" draw:type="curve" draw:line-skew="0.35cm" svg:x1="12.014cm" svg:y1="7.758cm" svg:x2="12.635cm" svg:y2="7.758cm" draw:start-shape="id11" draw:start-glue-point="7" draw:end-shape="id11" draw:end-glue-point="2">
          <text:p text:style-name="P4"/>
          <text:p text:style-name="P4"/>
          <text:p text:style-name="P4"/>
          <text:p text:style-name="P4"/>
          <text:p text:style-name="P4">ReceiveClusters(Chamber7) <text:s text:c="47"/></text:p>
          <text:p text:style-name="P4">/ AddClusters; <text:s text:c="42"/></text:p>
        </draw:connector>
        <draw:rect draw:style-name="gr8" draw:text-style-name="P4" draw:id="id11" draw:layer="layout" svg:width="2.233cm" svg:height="1.246cm" svg:x="11.519cm" svg:y="6.512cm" draw:corner-radius="0.5cm">
          <draw:glue-point draw:id="4" svg:x="-2.87cm" svg:y="-4.991cm" draw:escape-direction="up"/>
          <draw:glue-point draw:id="5" svg:x="2.857cm" svg:y="-5cm" draw:escape-direction="up"/>
          <draw:glue-point draw:id="6" svg:x="2.812cm" svg:y="5cm" draw:escape-direction="down"/>
          <draw:glue-point draw:id="7" svg:x="-2.785cm" svg:y="5cm" draw:escape-direction="down"/>
          <text:p text:style-name="P4">Wait More</text:p>
          <text:p text:style-name="P4">Chamber7</text:p>
        </draw:rect>
        <draw:connector draw:style-name="gr7" draw:text-style-name="P4" draw:layer="layout" draw:type="curve" draw:line-skew="-0.026cm" svg:x1="13.272cm" svg:y1="18.512cm" svg:x2="19.888cm" svg:y2="13.264cm" draw:start-shape="id12" draw:start-glue-point="5" draw:end-shape="id17" draw:end-glue-point="2">
          <text:p text:style-name="P5"/>
        </draw:connector>
        <draw:connector draw:style-name="gr8" draw:text-style-name="P4" draw:layer="layout" draw:type="curve" draw:line-skew="-0.768cm" svg:x1="13.262cm" svg:y1="7.758cm" svg:x2="19.888cm" svg:y2="12.614cm" draw:start-shape="id11" draw:start-glue-point="6" draw:end-shape="id17" draw:end-glue-point="0">
          <text:p text:style-name="P5"/>
        </draw:connector>
        <draw:connector draw:style-name="gr20" draw:text-style-name="P4" draw:layer="layout" draw:type="curve" svg:x1="9.716cm" svg:y1="22.325cm" svg:x2="7.492cm" svg:y2="25.565cm" draw:start-shape="id18" draw:start-glue-point="2" draw:end-shape="id19" draw:end-glue-point="1">
          <text:p text:style-name="P4"/>
          <text:p text:style-name="P4"/>
          <text:p text:style-name="P4"/>
          <text:p text:style-name="P4"/>
          <text:p text:style-name="P4"/>
          <text:p text:style-name="P4"><text:s text:c="35"/>Reset</text:p>
          <text:p text:style-name="P4"><text:s text:c="55"/>/ start_SM4 = false;</text:p>
          <text:p text:style-name="P4"><text:s text:c="57"/>requestlist.Clear();</text:p>
          <text:p text:style-name="P4"><text:s text:c="66"/>requests_completed = 0;</text:p>
        </draw:connector>
        <draw:g draw:id="id19">
          <draw:rect draw:style-name="gr21" draw:text-style-name="P2" draw:id="id14" draw:layer="layout" svg:width="3.7cm" svg:height="3.06cm" svg:x="3.785cm" svg:y="24.035cm" draw:corner-radius="0.5cm">
            <draw:glue-point draw:id="4" svg:x="-4.321cm" svg:y="-3.86cm"/>
            <draw:glue-point draw:id="5" svg:x="4.366cm" svg:y="-3.796cm"/>
            <draw:glue-point draw:id="6" svg:x="4.285cm" svg:y="3.9cm"/>
            <draw:glue-point draw:id="7" svg:x="-4.402cm" svg:y="3.691cm"/>
            <text:p text:style-name="P1"><text:span text:style-name="T1">Idle</text:span></text:p>
            <text:p text:style-name="P1"><text:span text:style-name="T1"/></text:p>
            <text:p text:style-name="P1"><text:span text:style-name="T1">start_SM4 = false</text:span></text:p>
            <text:p text:style-name="P1"><text:span text:style-name="T1">requestlist</text:span></text:p>
            <text:p text:style-name="P1"><text:span text:style-name="T1">requests_completed = 0</text:span></text:p>
          </draw:rect>
          <draw:line draw:style-name="gr22" draw:text-style-name="P2" draw:layer="layout" svg:x1="3.792cm" svg:y1="24.883cm" svg:x2="7.492cm" svg:y2="24.883cm">
            <text:p text:style-name="P5"/>
          </draw:line>
        </draw:g>
        <draw:connector draw:style-name="gr8" draw:text-style-name="P4" draw:layer="layout" draw:type="curve" draw:line-skew="0cm -0.355cm" svg:x1="4.519cm" svg:y1="19.135cm" svg:x2="4.671cm" svg:y2="18.655cm" draw:start-shape="id15" draw:start-glue-point="3" draw:end-shape="id15" draw:end-glue-point="4">
          <text:p text:style-name="P4">[requestlist.Size() increased] <text:s text:c="24"/></text:p>
          <text:p text:style-name="P4">/ RequestClusters(Chamber8) <text:s text:c="23"/></text:p>
          <text:p text:style-name="P4"/>
          <text:p text:style-name="P4"/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0cm -0.674cm" svg:x1="4.856cm" svg:y1="7.725cm" svg:x2="4.519cm" svg:y2="7.135cm" draw:start-shape="id16" draw:start-glue-point="7" draw:end-shape="id16" draw:end-glue-point="3">
          <text:p text:style-name="P4"/>
          <text:p text:style-name="P4"/>
          <text:p text:style-name="P4"/>
          <text:p text:style-name="P4"/>
          <text:p text:style-name="P4"/>
          <text:p text:style-name="P4">EndOfClusters(Chamber8) <text:s text:c="21"/></text:p>
          <text:p text:style-name="P4">/ /* ignore */ <text:s text:c="24"/></text:p>
        </draw:connector>
        <draw:connector draw:style-name="gr8" draw:text-style-name="P4" draw:layer="layout" draw:type="curve" draw:line-skew="0.456cm" svg:x1="12.635cm" svg:y1="19.758cm" svg:x2="12.014cm" svg:y2="19.758cm" draw:start-shape="id12" draw:start-glue-point="2" draw:end-shape="id12" draw:end-glue-point="7">
          <text:p text:style-name="P4"/>
          <text:p text:style-name="P4"/>
          <text:p text:style-name="P4"/>
          <text:p text:style-name="P4"/>
          <text:p text:style-name="P4">[requestlist.Size() increased] <text:s text:c="55"/></text:p>
          <text:p text:style-name="P4">/ RequestClusters(Chamber8) <text:s text:c="53"/></text:p>
        </draw:connector>
        <draw:connector draw:style-name="gr8" draw:text-style-name="P4" draw:layer="layout" draw:type="curve" draw:line-skew="-0.689cm" svg:x1="12.635cm" svg:y1="6.512cm" svg:x2="11.995cm" svg:y2="6.514cm" draw:start-shape="id11" draw:start-glue-point="0" draw:end-shape="id11" draw:end-glue-point="4">
          <text:p text:style-name="P4">[requestlist.Size() increased] <text:s text:c="26"/></text:p>
          <text:p text:style-name="P4">/ RequestClusters(Chamber7) <text:s text:c="25"/></text:p>
          <text:p text:style-name="P4"/>
          <text:p text:style-name="P4"/>
          <text:p text:style-name="P4"/>
          <text:p text:style-name="P4"/>
          <text:p text:style-name="P4"/>
        </draw:connector>
        <draw:connector draw:style-name="gr8" draw:text-style-name="P4" draw:layer="layout" draw:type="curve" draw:line-skew="-0.573cm" svg:x1="4.671cm" svg:y1="6.655cm" svg:x2="5.635cm" svg:y2="6.512cm" draw:start-shape="id16" draw:start-glue-point="4" draw:end-shape="id16" draw:end-glue-point="0">
          <text:p text:style-name="P4">[requestlist.Size() increased] <text:s text:c="29"/></text:p>
          <text:p text:style-name="P4">/ RequestClusters(Chamber7) <text:s text:c="28"/></text:p>
          <text:p text:style-name="P4"/>
          <text:p text:style-name="P4"/>
          <text:p text:style-name="P4"/>
          <text:p text:style-name="P4"/>
          <text:p text:style-name="P4"/>
        </draw:connector>
        <draw:frame draw:style-name="gr14" draw:layer="layout" svg:width="5.683cm" svg:height="0.983cm" svg:x="12.635cm" svg:y="14.635cm">
          <draw:text-box>
            <text:p text:style-name="P4">[requests_completed = requestlist.Size()</text:p>
            <text:p text:style-name="P4">and SM5_done = true]</text:p>
          </draw:text-box>
        </draw:frame>
        <draw:frame draw:style-name="gr14" draw:layer="layout" svg:width="5.683cm" svg:height="0.983cm" svg:x="12.7cm" svg:y="9.913cm">
          <draw:text-box>
            <text:p text:style-name="P4">[requests_completed = requestlist.Size()</text:p>
            <text:p text:style-name="P4">and SM5_done = true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10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eBox" style:family="graphic" style:parent-style-name="standard">
      <style:graphic-properties svg:stroke-width="0.02cm" draw:marker-start-width="0.34cm" draw:marker-end="Line_20_Arrow" draw:marker-end-width="0.34cm" draw:fill="solid" draw:fill-color="#ffffff" draw:fill-image-width="0cm" draw:fill-image-height="0cm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MansoTracker state diagram</dc:title>
    <dc:description>This diagram describes the states used in the MansoTracker's state machines for retrieving cluster points.

Author: Artur Szostak
Email: artursz@alice.phy.uct.ac.za  or  artursz@iafrica.com</dc:description>
    <meta:initial-creator>Artur Szostak</meta:initial-creator>
    <meta:creation-date>2004-10-04T11:06:42</meta:creation-date>
    <dc:creator>Artur Szostak</dc:creator>
    <dc:date>2008-05-15T17:00:00</dc:date>
    <meta:editing-cycles>43</meta:editing-cycles>
    <meta:editing-duration>P1DT5H49M29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